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33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4.2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9" style:family="table-cell" style:parent-style-name="Default">
      <style:text-properties style:font-name="Arial" fo:font-size="12pt" style:font-size-asian="12pt" style:font-size-complex="12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queens_sizes" table:style-name="ta1">
        <table:table-column table:style-name="co1" table:default-cell-style-name="ce2"/>
        <table:table-column table:style-name="co2" table:default-cell-style-name="ce3"/>
        <table:table-column table:style-name="co1" table:default-cell-style-name="Default"/>
        <table:table-column table:style-name="co1" table:default-cell-style-name="ce5"/>
        <table:table-column table:style-name="co3" table:default-cell-style-name="ce4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oluções</text:p>
          </table:table-cell>
          <table:table-cell/>
          <table:table-cell table:style-name="ce1"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4" calcext:value-type="float">
            <text:p>72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3712" calcext:value-type="float">
            <text:p>7371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5596" calcext:value-type="float">
            <text:p>36559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79184" calcext:value-type="float">
            <text:p>227918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72512" calcext:value-type="float">
            <text:p>1477251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815104" calcext:value-type="float">
            <text:p>9581510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6090624" calcext:value-type="float">
            <text:p>66609062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68057848" calcext:value-type="float">
            <text:p>496805784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029188884" calcext:value-type="float">
            <text:p>39029188884</text:p>
          </table:table-cell>
          <table:table-cell table:number-columns-repeated="3"/>
        </table:table-row>
        <table:table-row table:style-name="ro2" table:number-rows-repeated="6">
          <table:table-cell table:style-name="Default" table:number-columns-repeated="2"/>
          <table:table-cell/>
          <table:table-cell table:style-name="ce12"/>
          <table:table-cell table:style-name="ce13"/>
        </table:table-row>
        <table:table-row table:style-name="ro2">
          <table:table-cell table:style-name="Default" table:number-columns-repeated="2"/>
          <table:table-cell/>
          <table:table-cell table:style-name="ce12"/>
          <table:table-cell table:style-name="ce13"/>
        </table:table-row>
      </table:table>
      <table:table table:name="nqueens ryzen7" table:style-name="ta1">
        <table:shapes>
          <draw:frame draw:z-index="0" draw:style-name="gr1" draw:text-style-name="P1" svg:width="15.999cm" svg:height="8.999cm" svg:x="12.981cm" svg:y="0.1cm">
            <draw:object draw:notify-on-update-of-ranges="'nqueens ryzen7'.A2:'nqueens ryzen7'.A14 'nqueens ryzen7'.B1:'nqueens ryzen7'.B1 'nqueens ryzen7'.B2:'nqueens ryzen7'.B14 'nqueens ryzen7'.C1:'nqueens ryzen7'.C1 'nqueens ryzen7'.C2:'nqueens ryzen7'.C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2.927cm" svg:y="9.995cm">
            <draw:object draw:notify-on-update-of-ranges="'nqueens ryzen7'.A2:'nqueens ryzen7'.A10 'nqueens ryzen7'.B1:'nqueens ryzen7'.B1 'nqueens ryzen7'.B2:'nqueens ryzen7'.B10 'nqueens ryzen7'.C1:'nqueens ryzen7'.C1 'nqueens ryzen7'.C2:'nqueens ryzen7'.C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number-columns-repeated="16384" table:default-cell-style-name="ce9"/>
        <table:table-row table:style-name="ro1">
          <table:table-cell table:style-name="ce15" office:value-type="string" calcext:value-type="string">
            <text:p>version</text:p>
          </table:table-cell>
          <table:table-cell table:style-name="ce15" office:value-type="string" calcext:value-type="string">
            <text:p>sequential</text:p>
          </table:table-cell>
          <table:table-cell table:style-name="ce15" office:value-type="string" calcext:value-type="string">
            <text:p>threads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8.19</text:p>
          </table:table-cell>
          <table:table-cell table:style-name="ce15" office:value-type="float" office:value="10.8932" calcext:value-type="float">
            <text:p>10,8932</text:p>
          </table:table-cell>
          <table:table-cell table:style-name="ce15" office:value-type="float" office:value="11.9859" calcext:value-type="float">
            <text:p>11,9859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9.19</text:p>
          </table:table-cell>
          <table:table-cell table:style-name="ce15" office:value-type="float" office:value="10.4862" calcext:value-type="float">
            <text:p>10,4862</text:p>
          </table:table-cell>
          <table:table-cell table:style-name="ce15" office:value-type="float" office:value="11.3453" calcext:value-type="float">
            <text:p>11,3453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0.14</text:p>
          </table:table-cell>
          <table:table-cell table:style-name="ce15" office:value-type="float" office:value="10.2568" calcext:value-type="float">
            <text:p>10,2568</text:p>
          </table:table-cell>
          <table:table-cell table:style-name="ce15" office:value-type="float" office:value="11.3834" calcext:value-type="float">
            <text:p>11,3834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1.9</text:p>
          </table:table-cell>
          <table:table-cell table:style-name="ce15" office:value-type="float" office:value="8.2151" calcext:value-type="float">
            <text:p>8,2151</text:p>
          </table:table-cell>
          <table:table-cell table:style-name="ce15" office:value-type="float" office:value="8.9252" calcext:value-type="float">
            <text:p>8,9252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2.4</text:p>
          </table:table-cell>
          <table:table-cell table:style-name="ce15" office:value-type="float" office:value="9.2438" calcext:value-type="float">
            <text:p>9,2438</text:p>
          </table:table-cell>
          <table:table-cell table:style-name="ce15" office:value-type="float" office:value="10.01" calcext:value-type="float">
            <text:p>10,01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</text:p>
          </table:table-cell>
          <table:table-cell table:style-name="ce15" office:value-type="float" office:value="8.8288" calcext:value-type="float">
            <text:p>8,8288</text:p>
          </table:table-cell>
          <table:table-cell table:style-name="ce15" office:value-type="float" office:value="9.5155" calcext:value-type="float">
            <text:p>9,5155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-jit</text:p>
          </table:table-cell>
          <table:table-cell table:style-name="ce15" office:value-type="float" office:value="8.996" calcext:value-type="float">
            <text:p>8,996</text:p>
          </table:table-cell>
          <table:table-cell table:style-name="ce15" office:value-type="float" office:value="9.8006" calcext:value-type="float">
            <text:p>9,8006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</text:p>
          </table:table-cell>
          <table:table-cell table:style-name="ce15" office:value-type="float" office:value="9.129" calcext:value-type="float">
            <text:p>9,129</text:p>
          </table:table-cell>
          <table:table-cell table:style-name="ce15" office:value-type="float" office:value="10.2411" calcext:value-type="float">
            <text:p>10,2411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-jit</text:p>
          </table:table-cell>
          <table:table-cell table:style-name="ce15" office:value-type="float" office:value="9.3239" calcext:value-type="float">
            <text:p>9,3239</text:p>
          </table:table-cell>
          <table:table-cell table:style-name="ce15" office:value-type="float" office:value="10.1937" calcext:value-type="float">
            <text:p>10,1937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-ft -X gil=0</text:p>
          </table:table-cell>
          <table:table-cell table:style-name="ce15" office:value-type="float" office:value="12.8632" calcext:value-type="float">
            <text:p>12,8632</text:p>
          </table:table-cell>
          <table:table-cell table:style-name="ce15" office:value-type="float" office:value="15.1975" calcext:value-type="float">
            <text:p>15,1975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-ft -X gil=1</text:p>
          </table:table-cell>
          <table:table-cell table:style-name="ce15" office:value-type="float" office:value="12.9212" calcext:value-type="float">
            <text:p>12,9212</text:p>
          </table:table-cell>
          <table:table-cell table:style-name="ce15" office:value-type="float" office:value="13.5749" calcext:value-type="float">
            <text:p>13,5749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-ft -X gil=0</text:p>
          </table:table-cell>
          <table:table-cell table:style-name="ce15" office:value-type="float" office:value="13.7128" calcext:value-type="float">
            <text:p>13,7128</text:p>
          </table:table-cell>
          <table:table-cell table:style-name="ce15" office:value-type="float" office:value="32.978" calcext:value-type="float">
            <text:p>32,978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-ft -X gil=1</text:p>
          </table:table-cell>
          <table:table-cell table:style-name="ce15" office:value-type="float" office:value="13.5409" calcext:value-type="float">
            <text:p>13,5409</text:p>
          </table:table-cell>
          <table:table-cell table:style-name="ce15" office:value-type="float" office:value="15.1057" calcext:value-type="float">
            <text:p>15,1057</text:p>
          </table:table-cell>
          <table:table-cell table:number-columns-repeated="16381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ib ryzen7" table:style-name="ta1">
        <table:shapes>
          <draw:frame draw:z-index="0" draw:style-name="gr1" draw:text-style-name="P1" svg:width="15.999cm" svg:height="8.999cm" svg:x="12.981cm" svg:y="0.1cm">
            <draw:object draw:notify-on-update-of-ranges="'fib ryzen7'.A2:'fib ryzen7'.A14 'fib ryzen7'.B1:'fib ryzen7'.B1 'fib ryzen7'.B2:'fib ryzen7'.B14 'fib ryzen7'.C1:'fib ryzen7'.C1 'fib ryzen7'.C2:'fib ryzen7'.C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12.927cm" svg:y="9.995cm">
            <draw:object draw:notify-on-update-of-ranges="'fib ryzen7'.A2:'fib ryzen7'.A10 'fib ryzen7'.B1:'fib ryzen7'.B1 'fib ryzen7'.B2:'fib ryzen7'.B10 'fib ryzen7'.C1:'fib ryzen7'.C1 'fib ryzen7'.C2:'fib ryzen7'.C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number-columns-repeated="16384" table:default-cell-style-name="ce9"/>
        <table:table-row table:style-name="ro1">
          <table:table-cell table:style-name="ce15" office:value-type="string" calcext:value-type="string">
            <text:p>version</text:p>
          </table:table-cell>
          <table:table-cell table:style-name="ce15" office:value-type="string" calcext:value-type="string">
            <text:p>sequential</text:p>
          </table:table-cell>
          <table:table-cell table:style-name="ce15" office:value-type="string" calcext:value-type="string">
            <text:p>threads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8.19</text:p>
          </table:table-cell>
          <table:table-cell table:style-name="ce15" office:value-type="float" office:value="13.3672" calcext:value-type="float">
            <text:p>13,3672</text:p>
          </table:table-cell>
          <table:table-cell table:style-name="ce15" office:value-type="float" office:value="13.2123" calcext:value-type="float">
            <text:p>13,2123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9.19</text:p>
          </table:table-cell>
          <table:table-cell table:style-name="ce15" office:value-type="float" office:value="10.5005" calcext:value-type="float">
            <text:p>10,5005</text:p>
          </table:table-cell>
          <table:table-cell table:style-name="ce15" office:value-type="float" office:value="11.4852" calcext:value-type="float">
            <text:p>11,4852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0.14</text:p>
          </table:table-cell>
          <table:table-cell table:style-name="ce15" office:value-type="float" office:value="13.1162" calcext:value-type="float">
            <text:p>13,1162</text:p>
          </table:table-cell>
          <table:table-cell table:style-name="ce15" office:value-type="float" office:value="14.3032" calcext:value-type="float">
            <text:p>14,3032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1.9</text:p>
          </table:table-cell>
          <table:table-cell table:style-name="ce15" office:value-type="float" office:value="6.6597" calcext:value-type="float">
            <text:p>6,6597</text:p>
          </table:table-cell>
          <table:table-cell table:style-name="ce15" office:value-type="float" office:value="7.1044" calcext:value-type="float">
            <text:p>7,1044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2.4</text:p>
          </table:table-cell>
          <table:table-cell table:style-name="ce15" office:value-type="float" office:value="6.5995" calcext:value-type="float">
            <text:p>6,5995</text:p>
          </table:table-cell>
          <table:table-cell table:style-name="ce15" office:value-type="float" office:value="7.2534" calcext:value-type="float">
            <text:p>7,2534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</text:p>
          </table:table-cell>
          <table:table-cell table:style-name="ce15" office:value-type="float" office:value="7.7655" calcext:value-type="float">
            <text:p>7,7655</text:p>
          </table:table-cell>
          <table:table-cell table:style-name="ce15" office:value-type="float" office:value="8.3947" calcext:value-type="float">
            <text:p>8,3947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-jit</text:p>
          </table:table-cell>
          <table:table-cell table:style-name="ce15" office:value-type="float" office:value="6.6626" calcext:value-type="float">
            <text:p>6,6626</text:p>
          </table:table-cell>
          <table:table-cell table:style-name="ce15" office:value-type="float" office:value="7.1806" calcext:value-type="float">
            <text:p>7,1806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</text:p>
          </table:table-cell>
          <table:table-cell table:style-name="ce15" office:value-type="float" office:value="9.6822" calcext:value-type="float">
            <text:p>9,6822</text:p>
          </table:table-cell>
          <table:table-cell table:style-name="ce15" office:value-type="float" office:value="10.2303" calcext:value-type="float">
            <text:p>10,2303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-jit</text:p>
          </table:table-cell>
          <table:table-cell table:style-name="ce15" office:value-type="float" office:value="6.5409" calcext:value-type="float">
            <text:p>6,5409</text:p>
          </table:table-cell>
          <table:table-cell table:style-name="ce15" office:value-type="float" office:value="7.1387" calcext:value-type="float">
            <text:p>7,1387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-ft -X gil=0</text:p>
          </table:table-cell>
          <table:table-cell table:style-name="ce15" office:value-type="float" office:value="14.0277" calcext:value-type="float">
            <text:p>14,0277</text:p>
          </table:table-cell>
          <table:table-cell table:style-name="ce15" office:value-type="float" office:value="16.7544" calcext:value-type="float">
            <text:p>16,7544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-ft -X gil=1</text:p>
          </table:table-cell>
          <table:table-cell table:style-name="ce15" office:value-type="float" office:value="15.5839" calcext:value-type="float">
            <text:p>15,5839</text:p>
          </table:table-cell>
          <table:table-cell table:style-name="ce15" office:value-type="float" office:value="16.6969" calcext:value-type="float">
            <text:p>16,6969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-ft -X gil=0</text:p>
          </table:table-cell>
          <table:table-cell table:style-name="ce15" office:value-type="float" office:value="14.2444" calcext:value-type="float">
            <text:p>14,2444</text:p>
          </table:table-cell>
          <table:table-cell table:style-name="ce15" office:value-type="float" office:value="272.5346" calcext:value-type="float">
            <text:p>272,5346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-ft -X gil=1</text:p>
          </table:table-cell>
          <table:table-cell table:style-name="ce15" office:value-type="float" office:value="13.9517" calcext:value-type="float">
            <text:p>13,9517</text:p>
          </table:table-cell>
          <table:table-cell table:style-name="ce15" office:value-type="float" office:value="16.693" calcext:value-type="float">
            <text:p>16,693</text:p>
          </table:table-cell>
          <table:table-cell table:number-columns-repeated="16381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queens dual xeon" table:style-name="ta1">
        <table:shapes>
          <draw:frame draw:z-index="0" draw:style-name="gr1" draw:text-style-name="P1" svg:width="15.999cm" svg:height="8.999cm" svg:x="12.981cm" svg:y="0.1cm">
            <draw:object draw:notify-on-update-of-ranges="'nqueens dual xeon'.A2:'nqueens dual xeon'.A14 'nqueens dual xeon'.B1:'nqueens dual xeon'.B1 'nqueens dual xeon'.B2:'nqueens dual xeon'.B14 'nqueens dual xeon'.C1:'nqueens dual xeon'.C1 'nqueens dual xeon'.C2:'nqueens dual xeon'.C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9cm" svg:height="8.999cm" svg:x="12.927cm" svg:y="9.995cm">
            <draw:object draw:notify-on-update-of-ranges="'nqueens dual xeon'.A2:'nqueens dual xeon'.A10 'nqueens dual xeon'.B1:'nqueens dual xeon'.B1 'nqueens dual xeon'.B2:'nqueens dual xeon'.B10 'nqueens dual xeon'.C1:'nqueens dual xeon'.C1 'nqueens dual xeon'.C2:'nqueens dual xeon'.C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number-columns-repeated="3" table:default-cell-style-name="ce9"/>
        <table:table-column table:style-name="co4" table:number-columns-repeated="16381" table:default-cell-style-name="Default"/>
        <table:table-row table:style-name="ro1">
          <table:table-cell table:style-name="ce15" office:value-type="string" calcext:value-type="string">
            <text:p>version</text:p>
          </table:table-cell>
          <table:table-cell table:style-name="ce15" office:value-type="string" calcext:value-type="string">
            <text:p>sequential</text:p>
          </table:table-cell>
          <table:table-cell table:style-name="ce15" office:value-type="string" calcext:value-type="string">
            <text:p>threads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8.19</text:p>
          </table:table-cell>
          <table:table-cell table:style-name="ce15" office:value-type="float" office:value="16.0808" calcext:value-type="float">
            <text:p>16,0808</text:p>
          </table:table-cell>
          <table:table-cell table:style-name="ce15" office:value-type="float" office:value="16.8588" calcext:value-type="float">
            <text:p>16,8588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9.19</text:p>
          </table:table-cell>
          <table:table-cell table:style-name="ce15" office:value-type="float" office:value="15.9335" calcext:value-type="float">
            <text:p>15,9335</text:p>
          </table:table-cell>
          <table:table-cell table:style-name="ce15" office:value-type="float" office:value="16.6763" calcext:value-type="float">
            <text:p>16,6763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0.14</text:p>
          </table:table-cell>
          <table:table-cell table:style-name="ce15" office:value-type="float" office:value="15.8815" calcext:value-type="float">
            <text:p>15,8815</text:p>
          </table:table-cell>
          <table:table-cell table:style-name="ce15" office:value-type="float" office:value="16.7914" calcext:value-type="float">
            <text:p>16,7914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1.9</text:p>
          </table:table-cell>
          <table:table-cell table:style-name="ce15" office:value-type="float" office:value="14.3422" calcext:value-type="float">
            <text:p>14,3422</text:p>
          </table:table-cell>
          <table:table-cell table:style-name="ce15" office:value-type="float" office:value="15.2032" calcext:value-type="float">
            <text:p>15,2032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2.4</text:p>
          </table:table-cell>
          <table:table-cell table:style-name="ce15" office:value-type="float" office:value="13.1396" calcext:value-type="float">
            <text:p>13,1396</text:p>
          </table:table-cell>
          <table:table-cell table:style-name="ce15" office:value-type="float" office:value="13.9379" calcext:value-type="float">
            <text:p>13,9379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</text:p>
          </table:table-cell>
          <table:table-cell table:style-name="ce15" office:value-type="float" office:value="13.613" calcext:value-type="float">
            <text:p>13,613</text:p>
          </table:table-cell>
          <table:table-cell table:style-name="ce15" office:value-type="float" office:value="14.5585" calcext:value-type="float">
            <text:p>14,5585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-jit</text:p>
          </table:table-cell>
          <table:table-cell table:style-name="ce15" office:value-type="float" office:value="13.474" calcext:value-type="float">
            <text:p>13,474</text:p>
          </table:table-cell>
          <table:table-cell table:style-name="ce15" office:value-type="float" office:value="14.2585" calcext:value-type="float">
            <text:p>14,2585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</text:p>
          </table:table-cell>
          <table:table-cell table:style-name="ce15" office:value-type="float" office:value="13.4196" calcext:value-type="float">
            <text:p>13,4196</text:p>
          </table:table-cell>
          <table:table-cell table:style-name="ce15" office:value-type="float" office:value="14.2185" calcext:value-type="float">
            <text:p>14,2185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-jit</text:p>
          </table:table-cell>
          <table:table-cell table:style-name="ce15" office:value-type="float" office:value="12.9878" calcext:value-type="float">
            <text:p>12,9878</text:p>
          </table:table-cell>
          <table:table-cell table:style-name="ce15" office:value-type="float" office:value="13.7148" calcext:value-type="float">
            <text:p>13,7148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-ft -X gil=0</text:p>
          </table:table-cell>
          <table:table-cell table:style-name="ce15" office:value-type="float" office:value="20.3603" calcext:value-type="float">
            <text:p>20,3603</text:p>
          </table:table-cell>
          <table:table-cell table:style-name="ce15" office:value-type="float" office:value="27.7859" calcext:value-type="float">
            <text:p>27,7859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-ft -X gil=1</text:p>
          </table:table-cell>
          <table:table-cell table:style-name="ce15" office:value-type="float" office:value="20.4704" calcext:value-type="float">
            <text:p>20,4704</text:p>
          </table:table-cell>
          <table:table-cell table:style-name="ce15" office:value-type="float" office:value="21.4521" calcext:value-type="float">
            <text:p>21,4521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-ft -X gil=0</text:p>
          </table:table-cell>
          <table:table-cell table:style-name="ce15" office:value-type="float" office:value="21.7929" calcext:value-type="float">
            <text:p>21,7929</text:p>
          </table:table-cell>
          <table:table-cell table:style-name="ce15" office:value-type="float" office:value="91.7123" calcext:value-type="float">
            <text:p>91,7123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-ft -X gil=1</text:p>
          </table:table-cell>
          <table:table-cell table:style-name="ce15" office:value-type="float" office:value="21.7801" calcext:value-type="float">
            <text:p>21,7801</text:p>
          </table:table-cell>
          <table:table-cell table:style-name="ce15" office:value-type="float" office:value="23.9888" calcext:value-type="float">
            <text:p>23,9888</text:p>
          </table:table-cell>
          <table:table-cell table:number-columns-repeated="16381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ib dual xeon" table:style-name="ta1">
        <table:shapes>
          <draw:frame draw:z-index="0" draw:style-name="gr1" draw:text-style-name="P1" svg:width="15.999cm" svg:height="8.999cm" svg:x="12.981cm" svg:y="0.1cm">
            <draw:object draw:notify-on-update-of-ranges="'fib dual xeon'.A2:'fib dual xeon'.A14 'fib dual xeon'.B1:'fib dual xeon'.B1 'fib dual xeon'.B2:'fib dual xeon'.B14 'fib dual xeon'.C1:'fib dual xeon'.C1 'fib dual xeon'.C2:'fib dual xeon'.C1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5.999cm" svg:height="8.999cm" svg:x="12.927cm" svg:y="9.995cm">
            <draw:object draw:notify-on-update-of-ranges="'fib dual xeon'.A2:'fib dual xeon'.A10 'fib dual xeon'.B1:'fib dual xeon'.B1 'fib dual xeon'.B2:'fib dual xeon'.B10 'fib dual xeon'.C1:'fib dual xeon'.C1 'fib dual xeon'.C2:'fib dual xeon'.C1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4" table:number-columns-repeated="3" table:default-cell-style-name="ce9"/>
        <table:table-column table:style-name="co4" table:number-columns-repeated="16381" table:default-cell-style-name="Default"/>
        <table:table-row table:style-name="ro1">
          <table:table-cell table:style-name="ce15" office:value-type="string" calcext:value-type="string">
            <text:p>version</text:p>
          </table:table-cell>
          <table:table-cell table:style-name="ce15" office:value-type="string" calcext:value-type="string">
            <text:p>sequential</text:p>
          </table:table-cell>
          <table:table-cell table:style-name="ce15" office:value-type="string" calcext:value-type="string">
            <text:p>threads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8.19</text:p>
          </table:table-cell>
          <table:table-cell table:style-name="ce15" office:value-type="float" office:value="18.4908" calcext:value-type="float">
            <text:p>18,4908</text:p>
          </table:table-cell>
          <table:table-cell table:style-name="ce15" office:value-type="float" office:value="19.5963" calcext:value-type="float">
            <text:p>19,5963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9.19</text:p>
          </table:table-cell>
          <table:table-cell table:style-name="ce15" office:value-type="float" office:value="19.1688" calcext:value-type="float">
            <text:p>19,1688</text:p>
          </table:table-cell>
          <table:table-cell table:style-name="ce15" office:value-type="float" office:value="20.1595" calcext:value-type="float">
            <text:p>20,1595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0.14</text:p>
          </table:table-cell>
          <table:table-cell table:style-name="ce15" office:value-type="float" office:value="20.3053" calcext:value-type="float">
            <text:p>20,3053</text:p>
          </table:table-cell>
          <table:table-cell table:style-name="ce15" office:value-type="float" office:value="21.4011" calcext:value-type="float">
            <text:p>21,4011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1.9</text:p>
          </table:table-cell>
          <table:table-cell table:style-name="ce15" office:value-type="float" office:value="10.5915" calcext:value-type="float">
            <text:p>10,5915</text:p>
          </table:table-cell>
          <table:table-cell table:style-name="ce15" office:value-type="float" office:value="10.898" calcext:value-type="float">
            <text:p>10,898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2.4</text:p>
          </table:table-cell>
          <table:table-cell table:style-name="ce15" office:value-type="float" office:value="9.5696" calcext:value-type="float">
            <text:p>9,5696</text:p>
          </table:table-cell>
          <table:table-cell table:style-name="ce15" office:value-type="float" office:value="10.1919" calcext:value-type="float">
            <text:p>10,1919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</text:p>
          </table:table-cell>
          <table:table-cell table:style-name="ce15" office:value-type="float" office:value="9.8419" calcext:value-type="float">
            <text:p>9,8419</text:p>
          </table:table-cell>
          <table:table-cell table:style-name="ce15" office:value-type="float" office:value="10.3637" calcext:value-type="float">
            <text:p>10,3637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-jit</text:p>
          </table:table-cell>
          <table:table-cell table:style-name="ce15" office:value-type="float" office:value="9.7919" calcext:value-type="float">
            <text:p>9,7919</text:p>
          </table:table-cell>
          <table:table-cell table:style-name="ce15" office:value-type="float" office:value="10.3187" calcext:value-type="float">
            <text:p>10,3187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</text:p>
          </table:table-cell>
          <table:table-cell table:style-name="ce15" office:value-type="float" office:value="9.6045" calcext:value-type="float">
            <text:p>9,6045</text:p>
          </table:table-cell>
          <table:table-cell table:style-name="ce15" office:value-type="float" office:value="10.1999" calcext:value-type="float">
            <text:p>10,1999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-jit</text:p>
          </table:table-cell>
          <table:table-cell table:style-name="ce15" office:value-type="float" office:value="9.648" calcext:value-type="float">
            <text:p>9,648</text:p>
          </table:table-cell>
          <table:table-cell table:style-name="ce15" office:value-type="float" office:value="10.07" calcext:value-type="float">
            <text:p>10,07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-ft -X gil=0</text:p>
          </table:table-cell>
          <table:table-cell table:style-name="ce15" office:value-type="float" office:value="19.0678" calcext:value-type="float">
            <text:p>19,0678</text:p>
          </table:table-cell>
          <table:table-cell table:style-name="ce15" office:value-type="float" office:value="21.3998" calcext:value-type="float">
            <text:p>21,3998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-ft -X gil=1</text:p>
          </table:table-cell>
          <table:table-cell table:style-name="ce15" office:value-type="float" office:value="18.5041" calcext:value-type="float">
            <text:p>18,5041</text:p>
          </table:table-cell>
          <table:table-cell table:style-name="ce15" office:value-type="float" office:value="18.8665" calcext:value-type="float">
            <text:p>18,8665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-ft -X gil=0</text:p>
          </table:table-cell>
          <table:table-cell table:style-name="ce15" office:value-type="float" office:value="19.4554" calcext:value-type="float">
            <text:p>19,4554</text:p>
          </table:table-cell>
          <table:table-cell table:style-name="ce15" office:value-type="float" office:value="814.2589" calcext:value-type="float">
            <text:p>814,2589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-ft -X gil=1</text:p>
          </table:table-cell>
          <table:table-cell table:style-name="ce15" office:value-type="float" office:value="19.4479" calcext:value-type="float">
            <text:p>19,4479</text:p>
          </table:table-cell>
          <table:table-cell table:style-name="ce15" office:value-type="float" office:value="23.1676" calcext:value-type="float">
            <text:p>23,1676</text:p>
          </table:table-cell>
          <table:table-cell table:number-columns-repeated="16381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 style:data-style-name="N2" text:time-value="08:10:09.11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8T13:04:17.492000000</meta:creation-date>
    <dc:date>2024-09-09T08:16:30.088000000</dc:date>
    <meta:editing-duration>PT1H55M43S</meta:editing-duration>
    <meta:editing-cycles>24</meta:editing-cycles>
    <meta:generator>LibreOffice/24.8.0.3$Windows_X86_64 LibreOffice_project/0bdf1299c94fe897b119f97f3c613e9dca6be583</meta:generator>
    <meta:document-statistic meta:table-count="5" meta:cell-count="210" meta:object-count="8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71cm" svg:y="0.316cm" chart:style-name="ch2">
          <text:p>n-queens</text:p>
        </chart:title>
        <chart:legend chart:legend-position="end" svg:x="13.66cm" svg:y="3.955cm" style:legend-expansion="high" chart:style-name="ch3"/>
        <chart:plot-area chart:style-name="ch4" table:cell-range-address="'nqueens ryzen7'.A1:'nqueens ryzen7'.C14" chart:data-source-has-labels="both" svg:x="0.32cm" svg:y="1.271cm" svg:width="13.02cm" svg:height="7.549cm">
          <chart:coordinate-region svg:x="3.615cm" svg:y="1.271cm" svg:width="9.53cm" svg:height="6.905cm"/>
          <chart:axis chart:dimension="x" chart:name="primary-x" chart:style-name="ch5" chartooo:axis-type="auto">
            <chartooo:date-scale/>
            <chart:categories table:cell-range-address="'nqueens ryzen7'.A2:'nqueens ryzen7'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nqueens ryzen7'.B2:'nqueens ryzen7'.B14" chart:label-cell-address="'nqueens ryzen7'.B1:'nqueens ryzen7'.B1" chart:class="chart:bar">
            <chart:data-point chart:repeated="13"/>
          </chart:series>
          <chart:series chart:style-name="ch9" chart:values-cell-range-address="'nqueens ryzen7'.C2:'nqueens ryzen7'.C14" chart:label-cell-address="'nqueens ryzen7'.C1:'nqueens ryzen7'.C1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'nqueens ryzen7'.B1:'nqueens ryzen7'.B1</svg:desc>
                </draw:g>
              </table:table-cell>
              <table:table-cell office:value-type="string">
                <text:p>threads</text:p>
                <draw:g>
                  <svg:desc>'nqueens ryzen7'.C1:'nqueens ryzen7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8.19</text:p>
                <draw:g>
                  <svg:desc>'nqueens ryzen7'.A2:'nqueens ryzen7'.A14</svg:desc>
                </draw:g>
              </table:table-cell>
              <table:table-cell office:value-type="float" office:value="10.8932">
                <text:p>10.8932</text:p>
                <draw:g>
                  <svg:desc>'nqueens ryzen7'.B2:'nqueens ryzen7'.B14</svg:desc>
                </draw:g>
              </table:table-cell>
              <table:table-cell office:value-type="float" office:value="11.9859">
                <text:p>11.9859</text:p>
                <draw:g>
                  <svg:desc>'nqueens ryzen7'.C2:'nqueens ryzen7'.C14</svg:desc>
                </draw:g>
              </table:table-cell>
            </table:table-row>
            <table:table-row>
              <table:table-cell office:value-type="string">
                <text:p>3.9.19</text:p>
              </table:table-cell>
              <table:table-cell office:value-type="float" office:value="10.4862">
                <text:p>10.4862</text:p>
              </table:table-cell>
              <table:table-cell office:value-type="float" office:value="11.3453">
                <text:p>11.3453</text:p>
              </table:table-cell>
            </table:table-row>
            <table:table-row>
              <table:table-cell office:value-type="string">
                <text:p>3.10.14</text:p>
              </table:table-cell>
              <table:table-cell office:value-type="float" office:value="10.2568">
                <text:p>10.2568</text:p>
              </table:table-cell>
              <table:table-cell office:value-type="float" office:value="11.3834">
                <text:p>11.3834</text:p>
              </table:table-cell>
            </table:table-row>
            <table:table-row>
              <table:table-cell office:value-type="string">
                <text:p>3.11.9</text:p>
              </table:table-cell>
              <table:table-cell office:value-type="float" office:value="8.2151">
                <text:p>8.2151</text:p>
              </table:table-cell>
              <table:table-cell office:value-type="float" office:value="8.9252">
                <text:p>8.9252</text:p>
              </table:table-cell>
            </table:table-row>
            <table:table-row>
              <table:table-cell office:value-type="string">
                <text:p>3.12.4</text:p>
              </table:table-cell>
              <table:table-cell office:value-type="float" office:value="9.2438">
                <text:p>9.2438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string">
                <text:p>3.13.0rc1</text:p>
              </table:table-cell>
              <table:table-cell office:value-type="float" office:value="8.8288">
                <text:p>8.8288</text:p>
              </table:table-cell>
              <table:table-cell office:value-type="float" office:value="9.5155">
                <text:p>9.5155</text:p>
              </table:table-cell>
            </table:table-row>
            <table:table-row>
              <table:table-cell office:value-type="string">
                <text:p>3.13.0rc1-jit</text:p>
              </table:table-cell>
              <table:table-cell office:value-type="float" office:value="8.996">
                <text:p>8.996</text:p>
              </table:table-cell>
              <table:table-cell office:value-type="float" office:value="9.8006">
                <text:p>9.8006</text:p>
              </table:table-cell>
            </table:table-row>
            <table:table-row>
              <table:table-cell office:value-type="string">
                <text:p>3.14.0a0</text:p>
              </table:table-cell>
              <table:table-cell office:value-type="float" office:value="9.129">
                <text:p>9.129</text:p>
              </table:table-cell>
              <table:table-cell office:value-type="float" office:value="10.2411">
                <text:p>10.2411</text:p>
              </table:table-cell>
            </table:table-row>
            <table:table-row>
              <table:table-cell office:value-type="string">
                <text:p>3.14.0a0-jit</text:p>
              </table:table-cell>
              <table:table-cell office:value-type="float" office:value="9.3239">
                <text:p>9.3239</text:p>
              </table:table-cell>
              <table:table-cell office:value-type="float" office:value="10.1937">
                <text:p>10.1937</text:p>
              </table:table-cell>
            </table:table-row>
            <table:table-row>
              <table:table-cell office:value-type="string">
                <text:p>3.13.0rc1-ft -X gil=0</text:p>
              </table:table-cell>
              <table:table-cell office:value-type="float" office:value="12.8632">
                <text:p>12.8632</text:p>
              </table:table-cell>
              <table:table-cell office:value-type="float" office:value="15.1975">
                <text:p>15.1975</text:p>
              </table:table-cell>
            </table:table-row>
            <table:table-row>
              <table:table-cell office:value-type="string">
                <text:p>3.13.0rc1-ft -X gil=1</text:p>
              </table:table-cell>
              <table:table-cell office:value-type="float" office:value="12.9212">
                <text:p>12.9212</text:p>
              </table:table-cell>
              <table:table-cell office:value-type="float" office:value="13.5749">
                <text:p>13.5749</text:p>
              </table:table-cell>
            </table:table-row>
            <table:table-row>
              <table:table-cell office:value-type="string">
                <text:p>3.14.0a0-ft -X gil=0</text:p>
              </table:table-cell>
              <table:table-cell office:value-type="float" office:value="13.7128">
                <text:p>13.7128</text:p>
              </table:table-cell>
              <table:table-cell office:value-type="float" office:value="32.978">
                <text:p>32.978</text:p>
              </table:table-cell>
            </table:table-row>
            <table:table-row>
              <table:table-cell office:value-type="string">
                <text:p>3.14.0a0-ft -X gil=1</text:p>
              </table:table-cell>
              <table:table-cell office:value-type="float" office:value="13.5409">
                <text:p>13.5409</text:p>
              </table:table-cell>
              <table:table-cell office:value-type="float" office:value="15.1057">
                <text:p>15.10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71cm" svg:y="0.316cm" chart:style-name="ch2">
          <text:p>n-queens</text:p>
        </chart:title>
        <chart:legend chart:legend-position="end" svg:x="13.66cm" svg:y="3.955cm" style:legend-expansion="high" chart:style-name="ch3"/>
        <chart:plot-area chart:style-name="ch4" table:cell-range-address="'nqueens ryzen7'.A1:'nqueens ryzen7'.C10" chart:data-source-has-labels="both" svg:x="0.32cm" svg:y="1.271cm" svg:width="13.02cm" svg:height="7.549cm">
          <chart:coordinate-region svg:x="0.958cm" svg:y="1.469cm" svg:width="12.382cm" svg:height="5.537cm"/>
          <chart:axis chart:dimension="x" chart:name="primary-x" chart:style-name="ch5" chartooo:axis-type="auto">
            <chartooo:date-scale/>
            <chart:categories table:cell-range-address="'nqueens ryzen7'.A2:'nqueens ryzen7'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nqueens ryzen7'.B2:'nqueens ryzen7'.B10" chart:label-cell-address="'nqueens ryzen7'.B1:'nqueens ryzen7'.B1" chart:class="chart:bar">
            <chart:data-point chart:repeated="9"/>
          </chart:series>
          <chart:series chart:style-name="ch9" chart:values-cell-range-address="'nqueens ryzen7'.C2:'nqueens ryzen7'.C10" chart:label-cell-address="'nqueens ryzen7'.C1:'nqueens ryzen7'.C1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'nqueens ryzen7'.B1:'nqueens ryzen7'.B1</svg:desc>
                </draw:g>
              </table:table-cell>
              <table:table-cell office:value-type="string">
                <text:p>threads</text:p>
                <draw:g>
                  <svg:desc>'nqueens ryzen7'.C1:'nqueens ryzen7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8.19</text:p>
                <draw:g>
                  <svg:desc>'nqueens ryzen7'.A2:'nqueens ryzen7'.A10</svg:desc>
                </draw:g>
              </table:table-cell>
              <table:table-cell office:value-type="float" office:value="10.8932">
                <text:p>10.8932</text:p>
                <draw:g>
                  <svg:desc>'nqueens ryzen7'.B2:'nqueens ryzen7'.B10</svg:desc>
                </draw:g>
              </table:table-cell>
              <table:table-cell office:value-type="float" office:value="11.9859">
                <text:p>11.9859</text:p>
                <draw:g>
                  <svg:desc>'nqueens ryzen7'.C2:'nqueens ryzen7'.C10</svg:desc>
                </draw:g>
              </table:table-cell>
            </table:table-row>
            <table:table-row>
              <table:table-cell office:value-type="string">
                <text:p>3.9.19</text:p>
              </table:table-cell>
              <table:table-cell office:value-type="float" office:value="10.4862">
                <text:p>10.4862</text:p>
              </table:table-cell>
              <table:table-cell office:value-type="float" office:value="11.3453">
                <text:p>11.3453</text:p>
              </table:table-cell>
            </table:table-row>
            <table:table-row>
              <table:table-cell office:value-type="string">
                <text:p>3.10.14</text:p>
              </table:table-cell>
              <table:table-cell office:value-type="float" office:value="10.2568">
                <text:p>10.2568</text:p>
              </table:table-cell>
              <table:table-cell office:value-type="float" office:value="11.3834">
                <text:p>11.3834</text:p>
              </table:table-cell>
            </table:table-row>
            <table:table-row>
              <table:table-cell office:value-type="string">
                <text:p>3.11.9</text:p>
              </table:table-cell>
              <table:table-cell office:value-type="float" office:value="8.2151">
                <text:p>8.2151</text:p>
              </table:table-cell>
              <table:table-cell office:value-type="float" office:value="8.9252">
                <text:p>8.9252</text:p>
              </table:table-cell>
            </table:table-row>
            <table:table-row>
              <table:table-cell office:value-type="string">
                <text:p>3.12.4</text:p>
              </table:table-cell>
              <table:table-cell office:value-type="float" office:value="9.2438">
                <text:p>9.2438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string">
                <text:p>3.13.0rc1</text:p>
              </table:table-cell>
              <table:table-cell office:value-type="float" office:value="8.8288">
                <text:p>8.8288</text:p>
              </table:table-cell>
              <table:table-cell office:value-type="float" office:value="9.5155">
                <text:p>9.5155</text:p>
              </table:table-cell>
            </table:table-row>
            <table:table-row>
              <table:table-cell office:value-type="string">
                <text:p>3.13.0rc1-jit</text:p>
              </table:table-cell>
              <table:table-cell office:value-type="float" office:value="8.996">
                <text:p>8.996</text:p>
              </table:table-cell>
              <table:table-cell office:value-type="float" office:value="9.8006">
                <text:p>9.8006</text:p>
              </table:table-cell>
            </table:table-row>
            <table:table-row>
              <table:table-cell office:value-type="string">
                <text:p>3.14.0a0</text:p>
              </table:table-cell>
              <table:table-cell office:value-type="float" office:value="9.129">
                <text:p>9.129</text:p>
              </table:table-cell>
              <table:table-cell office:value-type="float" office:value="10.2411">
                <text:p>10.2411</text:p>
              </table:table-cell>
            </table:table-row>
            <table:table-row>
              <table:table-cell office:value-type="string">
                <text:p>3.14.0a0-jit</text:p>
              </table:table-cell>
              <table:table-cell office:value-type="float" office:value="9.3239">
                <text:p>9.3239</text:p>
              </table:table-cell>
              <table:table-cell office:value-type="float" office:value="10.1937">
                <text:p>10.19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75cm" svg:y="0.316cm" chart:style-name="ch2">
          <text:p>fibonacci sequence</text:p>
        </chart:title>
        <chart:legend chart:legend-position="end" svg:x="13.66cm" svg:y="3.955cm" style:legend-expansion="high" chart:style-name="ch3"/>
        <chart:plot-area chart:style-name="ch4" table:cell-range-address="'fib ryzen7'.A1:'fib ryzen7'.C14" chart:data-source-has-labels="both" svg:x="0.32cm" svg:y="1.271cm" svg:width="13.02cm" svg:height="7.549cm">
          <chart:coordinate-region svg:x="3.615cm" svg:y="1.271cm" svg:width="9.433cm" svg:height="6.905cm"/>
          <chart:axis chart:dimension="x" chart:name="primary-x" chart:style-name="ch5" chartooo:axis-type="auto">
            <chartooo:date-scale/>
            <chart:categories table:cell-range-address="'fib ryzen7'.A2:'fib ryzen7'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b ryzen7'.B2:'fib ryzen7'.B14" chart:label-cell-address="'fib ryzen7'.B1:'fib ryzen7'.B1" chart:class="chart:bar">
            <chart:data-point chart:repeated="13"/>
          </chart:series>
          <chart:series chart:style-name="ch9" chart:values-cell-range-address="'fib ryzen7'.C2:'fib ryzen7'.C14" chart:label-cell-address="'fib ryzen7'.C1:'fib ryzen7'.C1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'fib ryzen7'.B1:'fib ryzen7'.B1</svg:desc>
                </draw:g>
              </table:table-cell>
              <table:table-cell office:value-type="string">
                <text:p>threads</text:p>
                <draw:g>
                  <svg:desc>'fib ryzen7'.C1:'fib ryzen7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8.19</text:p>
                <draw:g>
                  <svg:desc>'fib ryzen7'.A2:'fib ryzen7'.A14</svg:desc>
                </draw:g>
              </table:table-cell>
              <table:table-cell office:value-type="float" office:value="13.3672">
                <text:p>13.3672</text:p>
                <draw:g>
                  <svg:desc>'fib ryzen7'.B2:'fib ryzen7'.B14</svg:desc>
                </draw:g>
              </table:table-cell>
              <table:table-cell office:value-type="float" office:value="13.2123">
                <text:p>13.2123</text:p>
                <draw:g>
                  <svg:desc>'fib ryzen7'.C2:'fib ryzen7'.C14</svg:desc>
                </draw:g>
              </table:table-cell>
            </table:table-row>
            <table:table-row>
              <table:table-cell office:value-type="string">
                <text:p>3.9.19</text:p>
              </table:table-cell>
              <table:table-cell office:value-type="float" office:value="10.5005">
                <text:p>10.5005</text:p>
              </table:table-cell>
              <table:table-cell office:value-type="float" office:value="11.4852">
                <text:p>11.4852</text:p>
              </table:table-cell>
            </table:table-row>
            <table:table-row>
              <table:table-cell office:value-type="string">
                <text:p>3.10.14</text:p>
              </table:table-cell>
              <table:table-cell office:value-type="float" office:value="13.1162">
                <text:p>13.1162</text:p>
              </table:table-cell>
              <table:table-cell office:value-type="float" office:value="14.3032">
                <text:p>14.3032</text:p>
              </table:table-cell>
            </table:table-row>
            <table:table-row>
              <table:table-cell office:value-type="string">
                <text:p>3.11.9</text:p>
              </table:table-cell>
              <table:table-cell office:value-type="float" office:value="6.6597">
                <text:p>6.6597</text:p>
              </table:table-cell>
              <table:table-cell office:value-type="float" office:value="7.1044">
                <text:p>7.1044</text:p>
              </table:table-cell>
            </table:table-row>
            <table:table-row>
              <table:table-cell office:value-type="string">
                <text:p>3.12.4</text:p>
              </table:table-cell>
              <table:table-cell office:value-type="float" office:value="6.5995">
                <text:p>6.5995</text:p>
              </table:table-cell>
              <table:table-cell office:value-type="float" office:value="7.2534">
                <text:p>7.2534</text:p>
              </table:table-cell>
            </table:table-row>
            <table:table-row>
              <table:table-cell office:value-type="string">
                <text:p>3.13.0rc1</text:p>
              </table:table-cell>
              <table:table-cell office:value-type="float" office:value="7.7655">
                <text:p>7.7655</text:p>
              </table:table-cell>
              <table:table-cell office:value-type="float" office:value="8.3947">
                <text:p>8.3947</text:p>
              </table:table-cell>
            </table:table-row>
            <table:table-row>
              <table:table-cell office:value-type="string">
                <text:p>3.13.0rc1-jit</text:p>
              </table:table-cell>
              <table:table-cell office:value-type="float" office:value="6.6626">
                <text:p>6.6626</text:p>
              </table:table-cell>
              <table:table-cell office:value-type="float" office:value="7.1806">
                <text:p>7.1806</text:p>
              </table:table-cell>
            </table:table-row>
            <table:table-row>
              <table:table-cell office:value-type="string">
                <text:p>3.14.0a0</text:p>
              </table:table-cell>
              <table:table-cell office:value-type="float" office:value="9.6822">
                <text:p>9.6822</text:p>
              </table:table-cell>
              <table:table-cell office:value-type="float" office:value="10.2303">
                <text:p>10.2303</text:p>
              </table:table-cell>
            </table:table-row>
            <table:table-row>
              <table:table-cell office:value-type="string">
                <text:p>3.14.0a0-jit</text:p>
              </table:table-cell>
              <table:table-cell office:value-type="float" office:value="6.5409">
                <text:p>6.5409</text:p>
              </table:table-cell>
              <table:table-cell office:value-type="float" office:value="7.1387">
                <text:p>7.1387</text:p>
              </table:table-cell>
            </table:table-row>
            <table:table-row>
              <table:table-cell office:value-type="string">
                <text:p>3.13.0rc1-ft -X gil=0</text:p>
              </table:table-cell>
              <table:table-cell office:value-type="float" office:value="14.0277">
                <text:p>14.0277</text:p>
              </table:table-cell>
              <table:table-cell office:value-type="float" office:value="16.7544">
                <text:p>16.7544</text:p>
              </table:table-cell>
            </table:table-row>
            <table:table-row>
              <table:table-cell office:value-type="string">
                <text:p>3.13.0rc1-ft -X gil=1</text:p>
              </table:table-cell>
              <table:table-cell office:value-type="float" office:value="15.5839">
                <text:p>15.5839</text:p>
              </table:table-cell>
              <table:table-cell office:value-type="float" office:value="16.6969">
                <text:p>16.6969</text:p>
              </table:table-cell>
            </table:table-row>
            <table:table-row>
              <table:table-cell office:value-type="string">
                <text:p>3.14.0a0-ft -X gil=0</text:p>
              </table:table-cell>
              <table:table-cell office:value-type="float" office:value="14.2444">
                <text:p>14.2444</text:p>
              </table:table-cell>
              <table:table-cell office:value-type="float" office:value="272.5346">
                <text:p>272.5346</text:p>
              </table:table-cell>
            </table:table-row>
            <table:table-row>
              <table:table-cell office:value-type="string">
                <text:p>3.14.0a0-ft -X gil=1</text:p>
              </table:table-cell>
              <table:table-cell office:value-type="float" office:value="13.9517">
                <text:p>13.9517</text:p>
              </table:table-cell>
              <table:table-cell office:value-type="float" office:value="16.693">
                <text:p>16.6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75cm" svg:y="0.316cm" chart:style-name="ch2">
          <text:p>fibonacci sequence</text:p>
        </chart:title>
        <chart:legend chart:legend-position="end" svg:x="13.66cm" svg:y="3.955cm" style:legend-expansion="high" chart:style-name="ch3"/>
        <chart:plot-area chart:style-name="ch4" table:cell-range-address="'fib ryzen7'.A1:'fib ryzen7'.C10" chart:data-source-has-labels="both" svg:x="0.32cm" svg:y="1.271cm" svg:width="13.02cm" svg:height="7.549cm">
          <chart:coordinate-region svg:x="0.958cm" svg:y="1.469cm" svg:width="12.382cm" svg:height="5.537cm"/>
          <chart:axis chart:dimension="x" chart:name="primary-x" chart:style-name="ch5" chartooo:axis-type="auto">
            <chartooo:date-scale/>
            <chart:categories table:cell-range-address="'fib ryzen7'.A2:'fib ryzen7'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b ryzen7'.B2:'fib ryzen7'.B10" chart:label-cell-address="'fib ryzen7'.B1:'fib ryzen7'.B1" chart:class="chart:bar">
            <chart:data-point chart:repeated="9"/>
          </chart:series>
          <chart:series chart:style-name="ch9" chart:values-cell-range-address="'fib ryzen7'.C2:'fib ryzen7'.C10" chart:label-cell-address="'fib ryzen7'.C1:'fib ryzen7'.C1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'fib ryzen7'.B1:'fib ryzen7'.B1</svg:desc>
                </draw:g>
              </table:table-cell>
              <table:table-cell office:value-type="string">
                <text:p>threads</text:p>
                <draw:g>
                  <svg:desc>'fib ryzen7'.C1:'fib ryzen7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8.19</text:p>
                <draw:g>
                  <svg:desc>'fib ryzen7'.A2:'fib ryzen7'.A10</svg:desc>
                </draw:g>
              </table:table-cell>
              <table:table-cell office:value-type="float" office:value="13.3672">
                <text:p>13.3672</text:p>
                <draw:g>
                  <svg:desc>'fib ryzen7'.B2:'fib ryzen7'.B10</svg:desc>
                </draw:g>
              </table:table-cell>
              <table:table-cell office:value-type="float" office:value="13.2123">
                <text:p>13.2123</text:p>
                <draw:g>
                  <svg:desc>'fib ryzen7'.C2:'fib ryzen7'.C10</svg:desc>
                </draw:g>
              </table:table-cell>
            </table:table-row>
            <table:table-row>
              <table:table-cell office:value-type="string">
                <text:p>3.9.19</text:p>
              </table:table-cell>
              <table:table-cell office:value-type="float" office:value="10.5005">
                <text:p>10.5005</text:p>
              </table:table-cell>
              <table:table-cell office:value-type="float" office:value="11.4852">
                <text:p>11.4852</text:p>
              </table:table-cell>
            </table:table-row>
            <table:table-row>
              <table:table-cell office:value-type="string">
                <text:p>3.10.14</text:p>
              </table:table-cell>
              <table:table-cell office:value-type="float" office:value="13.1162">
                <text:p>13.1162</text:p>
              </table:table-cell>
              <table:table-cell office:value-type="float" office:value="14.3032">
                <text:p>14.3032</text:p>
              </table:table-cell>
            </table:table-row>
            <table:table-row>
              <table:table-cell office:value-type="string">
                <text:p>3.11.9</text:p>
              </table:table-cell>
              <table:table-cell office:value-type="float" office:value="6.6597">
                <text:p>6.6597</text:p>
              </table:table-cell>
              <table:table-cell office:value-type="float" office:value="7.1044">
                <text:p>7.1044</text:p>
              </table:table-cell>
            </table:table-row>
            <table:table-row>
              <table:table-cell office:value-type="string">
                <text:p>3.12.4</text:p>
              </table:table-cell>
              <table:table-cell office:value-type="float" office:value="6.5995">
                <text:p>6.5995</text:p>
              </table:table-cell>
              <table:table-cell office:value-type="float" office:value="7.2534">
                <text:p>7.2534</text:p>
              </table:table-cell>
            </table:table-row>
            <table:table-row>
              <table:table-cell office:value-type="string">
                <text:p>3.13.0rc1</text:p>
              </table:table-cell>
              <table:table-cell office:value-type="float" office:value="7.7655">
                <text:p>7.7655</text:p>
              </table:table-cell>
              <table:table-cell office:value-type="float" office:value="8.3947">
                <text:p>8.3947</text:p>
              </table:table-cell>
            </table:table-row>
            <table:table-row>
              <table:table-cell office:value-type="string">
                <text:p>3.13.0rc1-jit</text:p>
              </table:table-cell>
              <table:table-cell office:value-type="float" office:value="6.6626">
                <text:p>6.6626</text:p>
              </table:table-cell>
              <table:table-cell office:value-type="float" office:value="7.1806">
                <text:p>7.1806</text:p>
              </table:table-cell>
            </table:table-row>
            <table:table-row>
              <table:table-cell office:value-type="string">
                <text:p>3.14.0a0</text:p>
              </table:table-cell>
              <table:table-cell office:value-type="float" office:value="9.6822">
                <text:p>9.6822</text:p>
              </table:table-cell>
              <table:table-cell office:value-type="float" office:value="10.2303">
                <text:p>10.2303</text:p>
              </table:table-cell>
            </table:table-row>
            <table:table-row>
              <table:table-cell office:value-type="string">
                <text:p>3.14.0a0-jit</text:p>
              </table:table-cell>
              <table:table-cell office:value-type="float" office:value="6.5409">
                <text:p>6.5409</text:p>
              </table:table-cell>
              <table:table-cell office:value-type="float" office:value="7.1387">
                <text:p>7.13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71cm" svg:y="0.316cm" chart:style-name="ch2">
          <text:p>n-queens</text:p>
        </chart:title>
        <chart:legend chart:legend-position="end" svg:x="13.66cm" svg:y="3.955cm" style:legend-expansion="high" chart:style-name="ch3"/>
        <chart:plot-area chart:style-name="ch4" table:cell-range-address="'nqueens dual xeon'.A1:'nqueens dual xeon'.C14" chart:data-source-has-labels="both" svg:x="0.32cm" svg:y="1.271cm" svg:width="13.02cm" svg:height="7.549cm">
          <chart:coordinate-region svg:x="3.615cm" svg:y="1.271cm" svg:width="9.433cm" svg:height="6.905cm"/>
          <chart:axis chart:dimension="x" chart:name="primary-x" chart:style-name="ch5" chartooo:axis-type="auto">
            <chartooo:date-scale/>
            <chart:categories table:cell-range-address="'nqueens dual xeon'.A2:'nqueens dual xeon'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nqueens dual xeon'.B2:'nqueens dual xeon'.B14" chart:label-cell-address="'nqueens dual xeon'.B1:'nqueens dual xeon'.B1" chart:class="chart:bar">
            <chart:data-point chart:repeated="13"/>
          </chart:series>
          <chart:series chart:style-name="ch9" chart:values-cell-range-address="'nqueens dual xeon'.C2:'nqueens dual xeon'.C14" chart:label-cell-address="'nqueens dual xeon'.C1:'nqueens dual xeon'.C1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'nqueens dual xeon'.B1:'nqueens dual xeon'.B1</svg:desc>
                </draw:g>
              </table:table-cell>
              <table:table-cell office:value-type="string">
                <text:p>threads</text:p>
                <draw:g>
                  <svg:desc>'nqueens dual xeon'.C1:'nqueens dual xeon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8.19</text:p>
                <draw:g>
                  <svg:desc>'nqueens dual xeon'.A2:'nqueens dual xeon'.A14</svg:desc>
                </draw:g>
              </table:table-cell>
              <table:table-cell office:value-type="float" office:value="16.0808">
                <text:p>16.0808</text:p>
                <draw:g>
                  <svg:desc>'nqueens dual xeon'.B2:'nqueens dual xeon'.B14</svg:desc>
                </draw:g>
              </table:table-cell>
              <table:table-cell office:value-type="float" office:value="16.8588">
                <text:p>16.8588</text:p>
                <draw:g>
                  <svg:desc>'nqueens dual xeon'.C2:'nqueens dual xeon'.C14</svg:desc>
                </draw:g>
              </table:table-cell>
            </table:table-row>
            <table:table-row>
              <table:table-cell office:value-type="string">
                <text:p>3.9.19</text:p>
              </table:table-cell>
              <table:table-cell office:value-type="float" office:value="15.9335">
                <text:p>15.9335</text:p>
              </table:table-cell>
              <table:table-cell office:value-type="float" office:value="16.6763">
                <text:p>16.6763</text:p>
              </table:table-cell>
            </table:table-row>
            <table:table-row>
              <table:table-cell office:value-type="string">
                <text:p>3.10.14</text:p>
              </table:table-cell>
              <table:table-cell office:value-type="float" office:value="15.8815">
                <text:p>15.8815</text:p>
              </table:table-cell>
              <table:table-cell office:value-type="float" office:value="16.7914">
                <text:p>16.7914</text:p>
              </table:table-cell>
            </table:table-row>
            <table:table-row>
              <table:table-cell office:value-type="string">
                <text:p>3.11.9</text:p>
              </table:table-cell>
              <table:table-cell office:value-type="float" office:value="14.3422">
                <text:p>14.3422</text:p>
              </table:table-cell>
              <table:table-cell office:value-type="float" office:value="15.2032">
                <text:p>15.2032</text:p>
              </table:table-cell>
            </table:table-row>
            <table:table-row>
              <table:table-cell office:value-type="string">
                <text:p>3.12.4</text:p>
              </table:table-cell>
              <table:table-cell office:value-type="float" office:value="13.1396">
                <text:p>13.1396</text:p>
              </table:table-cell>
              <table:table-cell office:value-type="float" office:value="13.9379">
                <text:p>13.9379</text:p>
              </table:table-cell>
            </table:table-row>
            <table:table-row>
              <table:table-cell office:value-type="string">
                <text:p>3.13.0rc1</text:p>
              </table:table-cell>
              <table:table-cell office:value-type="float" office:value="13.613">
                <text:p>13.613</text:p>
              </table:table-cell>
              <table:table-cell office:value-type="float" office:value="14.5585">
                <text:p>14.5585</text:p>
              </table:table-cell>
            </table:table-row>
            <table:table-row>
              <table:table-cell office:value-type="string">
                <text:p>3.13.0rc1-jit</text:p>
              </table:table-cell>
              <table:table-cell office:value-type="float" office:value="13.474">
                <text:p>13.474</text:p>
              </table:table-cell>
              <table:table-cell office:value-type="float" office:value="14.2585">
                <text:p>14.2585</text:p>
              </table:table-cell>
            </table:table-row>
            <table:table-row>
              <table:table-cell office:value-type="string">
                <text:p>3.14.0a0</text:p>
              </table:table-cell>
              <table:table-cell office:value-type="float" office:value="13.4196">
                <text:p>13.4196</text:p>
              </table:table-cell>
              <table:table-cell office:value-type="float" office:value="14.2185">
                <text:p>14.2185</text:p>
              </table:table-cell>
            </table:table-row>
            <table:table-row>
              <table:table-cell office:value-type="string">
                <text:p>3.14.0a0-jit</text:p>
              </table:table-cell>
              <table:table-cell office:value-type="float" office:value="12.9878">
                <text:p>12.9878</text:p>
              </table:table-cell>
              <table:table-cell office:value-type="float" office:value="13.7148">
                <text:p>13.7148</text:p>
              </table:table-cell>
            </table:table-row>
            <table:table-row>
              <table:table-cell office:value-type="string">
                <text:p>3.13.0rc1-ft -X gil=0</text:p>
              </table:table-cell>
              <table:table-cell office:value-type="float" office:value="20.3603">
                <text:p>20.3603</text:p>
              </table:table-cell>
              <table:table-cell office:value-type="float" office:value="27.7859">
                <text:p>27.7859</text:p>
              </table:table-cell>
            </table:table-row>
            <table:table-row>
              <table:table-cell office:value-type="string">
                <text:p>3.13.0rc1-ft -X gil=1</text:p>
              </table:table-cell>
              <table:table-cell office:value-type="float" office:value="20.4704">
                <text:p>20.4704</text:p>
              </table:table-cell>
              <table:table-cell office:value-type="float" office:value="21.4521">
                <text:p>21.4521</text:p>
              </table:table-cell>
            </table:table-row>
            <table:table-row>
              <table:table-cell office:value-type="string">
                <text:p>3.14.0a0-ft -X gil=0</text:p>
              </table:table-cell>
              <table:table-cell office:value-type="float" office:value="21.7929">
                <text:p>21.7929</text:p>
              </table:table-cell>
              <table:table-cell office:value-type="float" office:value="91.7123">
                <text:p>91.7123</text:p>
              </table:table-cell>
            </table:table-row>
            <table:table-row>
              <table:table-cell office:value-type="string">
                <text:p>3.14.0a0-ft -X gil=1</text:p>
              </table:table-cell>
              <table:table-cell office:value-type="float" office:value="21.7801">
                <text:p>21.7801</text:p>
              </table:table-cell>
              <table:table-cell office:value-type="float" office:value="23.9888">
                <text:p>23.98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71cm" svg:y="0.316cm" chart:style-name="ch2">
          <text:p>n-queens</text:p>
        </chart:title>
        <chart:legend chart:legend-position="end" svg:x="13.66cm" svg:y="3.955cm" style:legend-expansion="high" chart:style-name="ch3"/>
        <chart:plot-area chart:style-name="ch4" table:cell-range-address="'nqueens dual xeon'.A1:'nqueens dual xeon'.C10" chart:data-source-has-labels="both" svg:x="0.32cm" svg:y="1.271cm" svg:width="13.02cm" svg:height="7.549cm">
          <chart:coordinate-region svg:x="0.958cm" svg:y="1.469cm" svg:width="12.382cm" svg:height="5.537cm"/>
          <chart:axis chart:dimension="x" chart:name="primary-x" chart:style-name="ch5" chartooo:axis-type="auto">
            <chartooo:date-scale/>
            <chart:categories table:cell-range-address="'nqueens dual xeon'.A2:'nqueens dual xeon'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nqueens dual xeon'.B2:'nqueens dual xeon'.B10" chart:label-cell-address="'nqueens dual xeon'.B1:'nqueens dual xeon'.B1" chart:class="chart:bar">
            <chart:data-point chart:repeated="9"/>
          </chart:series>
          <chart:series chart:style-name="ch9" chart:values-cell-range-address="'nqueens dual xeon'.C2:'nqueens dual xeon'.C10" chart:label-cell-address="'nqueens dual xeon'.C1:'nqueens dual xeon'.C1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'nqueens dual xeon'.B1:'nqueens dual xeon'.B1</svg:desc>
                </draw:g>
              </table:table-cell>
              <table:table-cell office:value-type="string">
                <text:p>threads</text:p>
                <draw:g>
                  <svg:desc>'nqueens dual xeon'.C1:'nqueens dual xeon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8.19</text:p>
                <draw:g>
                  <svg:desc>'nqueens dual xeon'.A2:'nqueens dual xeon'.A10</svg:desc>
                </draw:g>
              </table:table-cell>
              <table:table-cell office:value-type="float" office:value="16.0808">
                <text:p>16.0808</text:p>
                <draw:g>
                  <svg:desc>'nqueens dual xeon'.B2:'nqueens dual xeon'.B10</svg:desc>
                </draw:g>
              </table:table-cell>
              <table:table-cell office:value-type="float" office:value="16.8588">
                <text:p>16.8588</text:p>
                <draw:g>
                  <svg:desc>'nqueens dual xeon'.C2:'nqueens dual xeon'.C10</svg:desc>
                </draw:g>
              </table:table-cell>
            </table:table-row>
            <table:table-row>
              <table:table-cell office:value-type="string">
                <text:p>3.9.19</text:p>
              </table:table-cell>
              <table:table-cell office:value-type="float" office:value="15.9335">
                <text:p>15.9335</text:p>
              </table:table-cell>
              <table:table-cell office:value-type="float" office:value="16.6763">
                <text:p>16.6763</text:p>
              </table:table-cell>
            </table:table-row>
            <table:table-row>
              <table:table-cell office:value-type="string">
                <text:p>3.10.14</text:p>
              </table:table-cell>
              <table:table-cell office:value-type="float" office:value="15.8815">
                <text:p>15.8815</text:p>
              </table:table-cell>
              <table:table-cell office:value-type="float" office:value="16.7914">
                <text:p>16.7914</text:p>
              </table:table-cell>
            </table:table-row>
            <table:table-row>
              <table:table-cell office:value-type="string">
                <text:p>3.11.9</text:p>
              </table:table-cell>
              <table:table-cell office:value-type="float" office:value="14.3422">
                <text:p>14.3422</text:p>
              </table:table-cell>
              <table:table-cell office:value-type="float" office:value="15.2032">
                <text:p>15.2032</text:p>
              </table:table-cell>
            </table:table-row>
            <table:table-row>
              <table:table-cell office:value-type="string">
                <text:p>3.12.4</text:p>
              </table:table-cell>
              <table:table-cell office:value-type="float" office:value="13.1396">
                <text:p>13.1396</text:p>
              </table:table-cell>
              <table:table-cell office:value-type="float" office:value="13.9379">
                <text:p>13.9379</text:p>
              </table:table-cell>
            </table:table-row>
            <table:table-row>
              <table:table-cell office:value-type="string">
                <text:p>3.13.0rc1</text:p>
              </table:table-cell>
              <table:table-cell office:value-type="float" office:value="13.613">
                <text:p>13.613</text:p>
              </table:table-cell>
              <table:table-cell office:value-type="float" office:value="14.5585">
                <text:p>14.5585</text:p>
              </table:table-cell>
            </table:table-row>
            <table:table-row>
              <table:table-cell office:value-type="string">
                <text:p>3.13.0rc1-jit</text:p>
              </table:table-cell>
              <table:table-cell office:value-type="float" office:value="13.474">
                <text:p>13.474</text:p>
              </table:table-cell>
              <table:table-cell office:value-type="float" office:value="14.2585">
                <text:p>14.2585</text:p>
              </table:table-cell>
            </table:table-row>
            <table:table-row>
              <table:table-cell office:value-type="string">
                <text:p>3.14.0a0</text:p>
              </table:table-cell>
              <table:table-cell office:value-type="float" office:value="13.4196">
                <text:p>13.4196</text:p>
              </table:table-cell>
              <table:table-cell office:value-type="float" office:value="14.2185">
                <text:p>14.2185</text:p>
              </table:table-cell>
            </table:table-row>
            <table:table-row>
              <table:table-cell office:value-type="string">
                <text:p>3.14.0a0-jit</text:p>
              </table:table-cell>
              <table:table-cell office:value-type="float" office:value="12.9878">
                <text:p>12.9878</text:p>
              </table:table-cell>
              <table:table-cell office:value-type="float" office:value="13.7148">
                <text:p>13.71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75cm" svg:y="0.316cm" chart:style-name="ch2">
          <text:p>fibonacci sequence</text:p>
        </chart:title>
        <chart:legend chart:legend-position="end" svg:x="13.66cm" svg:y="3.955cm" style:legend-expansion="high" chart:style-name="ch3"/>
        <chart:plot-area chart:style-name="ch4" table:cell-range-address="'fib dual xeon'.A1:'fib dual xeon'.C14" chart:data-source-has-labels="both" svg:x="0.32cm" svg:y="1.271cm" svg:width="13.02cm" svg:height="7.549cm">
          <chart:coordinate-region svg:x="3.615cm" svg:y="1.271cm" svg:width="9.433cm" svg:height="6.905cm"/>
          <chart:axis chart:dimension="x" chart:name="primary-x" chart:style-name="ch5" chartooo:axis-type="auto">
            <chartooo:date-scale/>
            <chart:categories table:cell-range-address="'fib dual xeon'.A2:'fib dual xeon'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b dual xeon'.B2:'fib dual xeon'.B14" chart:label-cell-address="'fib dual xeon'.B1:'fib dual xeon'.B1" chart:class="chart:bar">
            <chart:data-point chart:repeated="13"/>
          </chart:series>
          <chart:series chart:style-name="ch9" chart:values-cell-range-address="'fib dual xeon'.C2:'fib dual xeon'.C14" chart:label-cell-address="'fib dual xeon'.C1:'fib dual xeon'.C1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'fib dual xeon'.B1:'fib dual xeon'.B1</svg:desc>
                </draw:g>
              </table:table-cell>
              <table:table-cell office:value-type="string">
                <text:p>threads</text:p>
                <draw:g>
                  <svg:desc>'fib dual xeon'.C1:'fib dual xeon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8.19</text:p>
                <draw:g>
                  <svg:desc>'fib dual xeon'.A2:'fib dual xeon'.A14</svg:desc>
                </draw:g>
              </table:table-cell>
              <table:table-cell office:value-type="float" office:value="18.4908">
                <text:p>18.4908</text:p>
                <draw:g>
                  <svg:desc>'fib dual xeon'.B2:'fib dual xeon'.B14</svg:desc>
                </draw:g>
              </table:table-cell>
              <table:table-cell office:value-type="float" office:value="19.5963">
                <text:p>19.5963</text:p>
                <draw:g>
                  <svg:desc>'fib dual xeon'.C2:'fib dual xeon'.C14</svg:desc>
                </draw:g>
              </table:table-cell>
            </table:table-row>
            <table:table-row>
              <table:table-cell office:value-type="string">
                <text:p>3.9.19</text:p>
              </table:table-cell>
              <table:table-cell office:value-type="float" office:value="19.1688">
                <text:p>19.1688</text:p>
              </table:table-cell>
              <table:table-cell office:value-type="float" office:value="20.1595">
                <text:p>20.1595</text:p>
              </table:table-cell>
            </table:table-row>
            <table:table-row>
              <table:table-cell office:value-type="string">
                <text:p>3.10.14</text:p>
              </table:table-cell>
              <table:table-cell office:value-type="float" office:value="20.3053">
                <text:p>20.3053</text:p>
              </table:table-cell>
              <table:table-cell office:value-type="float" office:value="21.4011">
                <text:p>21.4011</text:p>
              </table:table-cell>
            </table:table-row>
            <table:table-row>
              <table:table-cell office:value-type="string">
                <text:p>3.11.9</text:p>
              </table:table-cell>
              <table:table-cell office:value-type="float" office:value="10.5915">
                <text:p>10.5915</text:p>
              </table:table-cell>
              <table:table-cell office:value-type="float" office:value="10.898">
                <text:p>10.898</text:p>
              </table:table-cell>
            </table:table-row>
            <table:table-row>
              <table:table-cell office:value-type="string">
                <text:p>3.12.4</text:p>
              </table:table-cell>
              <table:table-cell office:value-type="float" office:value="9.5696">
                <text:p>9.5696</text:p>
              </table:table-cell>
              <table:table-cell office:value-type="float" office:value="10.1919">
                <text:p>10.1919</text:p>
              </table:table-cell>
            </table:table-row>
            <table:table-row>
              <table:table-cell office:value-type="string">
                <text:p>3.13.0rc1</text:p>
              </table:table-cell>
              <table:table-cell office:value-type="float" office:value="9.8419">
                <text:p>9.8419</text:p>
              </table:table-cell>
              <table:table-cell office:value-type="float" office:value="10.3637">
                <text:p>10.3637</text:p>
              </table:table-cell>
            </table:table-row>
            <table:table-row>
              <table:table-cell office:value-type="string">
                <text:p>3.13.0rc1-jit</text:p>
              </table:table-cell>
              <table:table-cell office:value-type="float" office:value="9.7919">
                <text:p>9.7919</text:p>
              </table:table-cell>
              <table:table-cell office:value-type="float" office:value="10.3187">
                <text:p>10.3187</text:p>
              </table:table-cell>
            </table:table-row>
            <table:table-row>
              <table:table-cell office:value-type="string">
                <text:p>3.14.0a0</text:p>
              </table:table-cell>
              <table:table-cell office:value-type="float" office:value="9.6045">
                <text:p>9.6045</text:p>
              </table:table-cell>
              <table:table-cell office:value-type="float" office:value="10.1999">
                <text:p>10.1999</text:p>
              </table:table-cell>
            </table:table-row>
            <table:table-row>
              <table:table-cell office:value-type="string">
                <text:p>3.14.0a0-jit</text:p>
              </table:table-cell>
              <table:table-cell office:value-type="float" office:value="9.648">
                <text:p>9.648</text:p>
              </table:table-cell>
              <table:table-cell office:value-type="float" office:value="10.07">
                <text:p>10.07</text:p>
              </table:table-cell>
            </table:table-row>
            <table:table-row>
              <table:table-cell office:value-type="string">
                <text:p>3.13.0rc1-ft -X gil=0</text:p>
              </table:table-cell>
              <table:table-cell office:value-type="float" office:value="19.0678">
                <text:p>19.0678</text:p>
              </table:table-cell>
              <table:table-cell office:value-type="float" office:value="21.3998">
                <text:p>21.3998</text:p>
              </table:table-cell>
            </table:table-row>
            <table:table-row>
              <table:table-cell office:value-type="string">
                <text:p>3.13.0rc1-ft -X gil=1</text:p>
              </table:table-cell>
              <table:table-cell office:value-type="float" office:value="18.5041">
                <text:p>18.5041</text:p>
              </table:table-cell>
              <table:table-cell office:value-type="float" office:value="18.8665">
                <text:p>18.8665</text:p>
              </table:table-cell>
            </table:table-row>
            <table:table-row>
              <table:table-cell office:value-type="string">
                <text:p>3.14.0a0-ft -X gil=0</text:p>
              </table:table-cell>
              <table:table-cell office:value-type="float" office:value="19.4554">
                <text:p>19.4554</text:p>
              </table:table-cell>
              <table:table-cell office:value-type="float" office:value="814.2589">
                <text:p>814.2589</text:p>
              </table:table-cell>
            </table:table-row>
            <table:table-row>
              <table:table-cell office:value-type="string">
                <text:p>3.14.0a0-ft -X gil=1</text:p>
              </table:table-cell>
              <table:table-cell office:value-type="float" office:value="19.4479">
                <text:p>19.4479</text:p>
              </table:table-cell>
              <table:table-cell office:value-type="float" office:value="23.1676">
                <text:p>23.167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75cm" svg:y="0.316cm" chart:style-name="ch2">
          <text:p>fibonacci sequence</text:p>
        </chart:title>
        <chart:legend chart:legend-position="end" svg:x="13.66cm" svg:y="3.955cm" style:legend-expansion="high" chart:style-name="ch3"/>
        <chart:plot-area chart:style-name="ch4" table:cell-range-address="'fib dual xeon'.A1:'fib dual xeon'.C10" chart:data-source-has-labels="both" svg:x="0.32cm" svg:y="1.271cm" svg:width="13.02cm" svg:height="7.549cm">
          <chart:coordinate-region svg:x="0.958cm" svg:y="1.469cm" svg:width="12.382cm" svg:height="5.537cm"/>
          <chart:axis chart:dimension="x" chart:name="primary-x" chart:style-name="ch5" chartooo:axis-type="auto">
            <chartooo:date-scale/>
            <chart:categories table:cell-range-address="'fib dual xeon'.A2:'fib dual xeon'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b dual xeon'.B2:'fib dual xeon'.B10" chart:label-cell-address="'fib dual xeon'.B1:'fib dual xeon'.B1" chart:class="chart:bar">
            <chart:data-point chart:repeated="9"/>
          </chart:series>
          <chart:series chart:style-name="ch9" chart:values-cell-range-address="'fib dual xeon'.C2:'fib dual xeon'.C10" chart:label-cell-address="'fib dual xeon'.C1:'fib dual xeon'.C1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'fib dual xeon'.B1:'fib dual xeon'.B1</svg:desc>
                </draw:g>
              </table:table-cell>
              <table:table-cell office:value-type="string">
                <text:p>threads</text:p>
                <draw:g>
                  <svg:desc>'fib dual xeon'.C1:'fib dual xeon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8.19</text:p>
                <draw:g>
                  <svg:desc>'fib dual xeon'.A2:'fib dual xeon'.A10</svg:desc>
                </draw:g>
              </table:table-cell>
              <table:table-cell office:value-type="float" office:value="18.4908">
                <text:p>18.4908</text:p>
                <draw:g>
                  <svg:desc>'fib dual xeon'.B2:'fib dual xeon'.B10</svg:desc>
                </draw:g>
              </table:table-cell>
              <table:table-cell office:value-type="float" office:value="19.5963">
                <text:p>19.5963</text:p>
                <draw:g>
                  <svg:desc>'fib dual xeon'.C2:'fib dual xeon'.C10</svg:desc>
                </draw:g>
              </table:table-cell>
            </table:table-row>
            <table:table-row>
              <table:table-cell office:value-type="string">
                <text:p>3.9.19</text:p>
              </table:table-cell>
              <table:table-cell office:value-type="float" office:value="19.1688">
                <text:p>19.1688</text:p>
              </table:table-cell>
              <table:table-cell office:value-type="float" office:value="20.1595">
                <text:p>20.1595</text:p>
              </table:table-cell>
            </table:table-row>
            <table:table-row>
              <table:table-cell office:value-type="string">
                <text:p>3.10.14</text:p>
              </table:table-cell>
              <table:table-cell office:value-type="float" office:value="20.3053">
                <text:p>20.3053</text:p>
              </table:table-cell>
              <table:table-cell office:value-type="float" office:value="21.4011">
                <text:p>21.4011</text:p>
              </table:table-cell>
            </table:table-row>
            <table:table-row>
              <table:table-cell office:value-type="string">
                <text:p>3.11.9</text:p>
              </table:table-cell>
              <table:table-cell office:value-type="float" office:value="10.5915">
                <text:p>10.5915</text:p>
              </table:table-cell>
              <table:table-cell office:value-type="float" office:value="10.898">
                <text:p>10.898</text:p>
              </table:table-cell>
            </table:table-row>
            <table:table-row>
              <table:table-cell office:value-type="string">
                <text:p>3.12.4</text:p>
              </table:table-cell>
              <table:table-cell office:value-type="float" office:value="9.5696">
                <text:p>9.5696</text:p>
              </table:table-cell>
              <table:table-cell office:value-type="float" office:value="10.1919">
                <text:p>10.1919</text:p>
              </table:table-cell>
            </table:table-row>
            <table:table-row>
              <table:table-cell office:value-type="string">
                <text:p>3.13.0rc1</text:p>
              </table:table-cell>
              <table:table-cell office:value-type="float" office:value="9.8419">
                <text:p>9.8419</text:p>
              </table:table-cell>
              <table:table-cell office:value-type="float" office:value="10.3637">
                <text:p>10.3637</text:p>
              </table:table-cell>
            </table:table-row>
            <table:table-row>
              <table:table-cell office:value-type="string">
                <text:p>3.13.0rc1-jit</text:p>
              </table:table-cell>
              <table:table-cell office:value-type="float" office:value="9.7919">
                <text:p>9.7919</text:p>
              </table:table-cell>
              <table:table-cell office:value-type="float" office:value="10.3187">
                <text:p>10.3187</text:p>
              </table:table-cell>
            </table:table-row>
            <table:table-row>
              <table:table-cell office:value-type="string">
                <text:p>3.14.0a0</text:p>
              </table:table-cell>
              <table:table-cell office:value-type="float" office:value="9.6045">
                <text:p>9.6045</text:p>
              </table:table-cell>
              <table:table-cell office:value-type="float" office:value="10.1999">
                <text:p>10.1999</text:p>
              </table:table-cell>
            </table:table-row>
            <table:table-row>
              <table:table-cell office:value-type="string">
                <text:p>3.14.0a0-jit</text:p>
              </table:table-cell>
              <table:table-cell office:value-type="float" office:value="9.648">
                <text:p>9.648</text:p>
              </table:table-cell>
              <table:table-cell office:value-type="float" office:value="10.07">
                <text:p>10.0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